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C6D81688751FB6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pr1" style:family="presentation" style:parent-style-name="Blue_5f_Curve-title">
      <style:graphic-properties draw:auto-grow-height="true" fo:min-height="2.3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3.5cm" svg:height="2.35cm" svg:x="3cm" svg:y="3.65cm" presentation:class="title" presentation:user-transformed="true">
          <draw:text-box>
            <text:p text:style-name="P1"><text:span text:style-name="T1">tesis_v1.pdf</text:span></text:p>
          </draw:text-box>
        </draw:frame>
        <draw:frame draw:style-name="gr1" draw:text-style-name="P3" draw:layer="layout" svg:width="2.786cm" svg:height="2.786cm" svg:x="3.214cm" svg:y="1.5cm">
          <draw:image xlink:href="Pictures/100000010000010000000100C6D81688751FB628.png" xlink:type="simple" xlink:show="embed" xlink:actuate="onLoad" draw:mime-type="image/png">
            <text:p/>
          </draw:image>
        </draw:frame>
        <draw:frame draw:style-name="gr1" draw:text-style-name="P3" draw:layer="layout" svg:width="2.786cm" svg:height="2.786cm" svg:x="9cm" svg:y="1.5cm">
          <draw:image xlink:href="Pictures/100000010000010000000100C6D81688751FB628.png" xlink:type="simple" xlink:show="embed" xlink:actuate="onLoad" draw:mime-type="image/png">
            <text:p/>
          </draw:image>
        </draw:frame>
        <draw:frame presentation:style-name="pr1" draw:text-style-name="P2" draw:layer="layout" svg:width="3.5cm" svg:height="2.35cm" svg:x="19.714cm" svg:y="8.15cm" presentation:class="title" presentation:user-transformed="true">
          <draw:text-box>
            <text:p text:style-name="P1"><text:span text:style-name="T1">tesis_v5.pdf</text:span></text:p>
          </draw:text-box>
        </draw:frame>
        <draw:frame presentation:style-name="pr1" draw:text-style-name="P2" draw:layer="layout" svg:width="5.5cm" svg:height="2.35cm" svg:x="2cm" svg:y="8.15cm" presentation:class="title" presentation:user-transformed="true">
          <draw:text-box>
            <text:p text:style-name="P1"><text:span text:style-name="T1">tesis_entregada.pdf</text:span></text:p>
          </draw:text-box>
        </draw:frame>
        <draw:frame presentation:style-name="pr1" draw:text-style-name="P5" draw:layer="layout" svg:width="5.5cm" svg:height="2.35cm" svg:x="8cm" svg:y="8.15cm" presentation:class="title" presentation:user-transformed="true">
          <draw:text-box>
            <text:p text:style-name="P4"><text:span text:style-name="T2">tesis_final_final.pdf</text:span></text:p>
          </draw:text-box>
        </draw:frame>
        <draw:frame presentation:style-name="pr1" draw:text-style-name="P2" draw:layer="layout" svg:width="3.5cm" svg:height="2.35cm" svg:x="14.5cm" svg:y="8.15cm" presentation:class="title" presentation:user-transformed="true">
          <draw:text-box>
            <text:p text:style-name="P1"><text:span text:style-name="T1">tesis_final.pdf</text:span></text:p>
          </draw:text-box>
        </draw:frame>
        <draw:frame presentation:style-name="pr1" draw:text-style-name="P2" draw:layer="layout" svg:width="3.5cm" svg:height="2.35cm" svg:x="20.214cm" svg:y="3.65cm" presentation:class="title" presentation:user-transformed="true">
          <draw:text-box>
            <text:p text:style-name="P1"><text:span text:style-name="T1">tesis_v4.pdf</text:span></text:p>
          </draw:text-box>
        </draw:frame>
        <draw:frame presentation:style-name="pr1" draw:text-style-name="P2" draw:layer="layout" svg:width="3.5cm" svg:height="2.35cm" svg:x="14cm" svg:y="3.65cm" presentation:class="title" presentation:user-transformed="true">
          <draw:text-box>
            <text:p text:style-name="P1"><text:span text:style-name="T1">tesis_v3.pdf</text:span></text:p>
          </draw:text-box>
        </draw:frame>
        <draw:frame draw:style-name="gr1" draw:text-style-name="P3" draw:layer="layout" svg:width="2.786cm" svg:height="2.786cm" svg:x="14.5cm" svg:y="1.5cm">
          <draw:image xlink:href="Pictures/100000010000010000000100C6D81688751FB628.png" xlink:type="simple" xlink:show="embed" xlink:actuate="onLoad" draw:mime-type="image/png">
            <text:p/>
          </draw:image>
        </draw:frame>
        <draw:frame draw:style-name="gr1" draw:text-style-name="P3" draw:layer="layout" svg:width="2.786cm" svg:height="2.786cm" svg:x="20.5cm" svg:y="1.5cm">
          <draw:image xlink:href="Pictures/100000010000010000000100C6D81688751FB628.png" xlink:type="simple" xlink:show="embed" xlink:actuate="onLoad" draw:mime-type="image/png">
            <text:p/>
          </draw:image>
        </draw:frame>
        <draw:frame draw:style-name="gr1" draw:text-style-name="P3" draw:layer="layout" svg:width="2.786cm" svg:height="2.786cm" svg:x="9.214cm" svg:y="6.214cm">
          <draw:image xlink:href="Pictures/100000010000010000000100C6D81688751FB628.png" xlink:type="simple" xlink:show="embed" xlink:actuate="onLoad" draw:mime-type="image/png">
            <text:p/>
          </draw:image>
        </draw:frame>
        <draw:frame draw:style-name="gr1" draw:text-style-name="P3" draw:layer="layout" svg:width="2.786cm" svg:height="2.786cm" svg:x="20.214cm" svg:y="6cm">
          <draw:image xlink:href="Pictures/100000010000010000000100C6D81688751FB628.png" xlink:type="simple" xlink:show="embed" xlink:actuate="onLoad" draw:mime-type="image/png">
            <text:p/>
          </draw:image>
        </draw:frame>
        <draw:frame draw:style-name="gr1" draw:text-style-name="P3" draw:layer="layout" svg:width="2.786cm" svg:height="2.786cm" svg:x="14.5cm" svg:y="6cm">
          <draw:image xlink:href="Pictures/100000010000010000000100C6D81688751FB628.png" xlink:type="simple" xlink:show="embed" xlink:actuate="onLoad" draw:mime-type="image/png">
            <text:p/>
          </draw:image>
        </draw:frame>
        <draw:frame draw:style-name="gr1" draw:text-style-name="P3" draw:layer="layout" svg:width="2.786cm" svg:height="2.786cm" svg:x="3.214cm" svg:y="6.214cm">
          <draw:image xlink:href="Pictures/100000010000010000000100C6D81688751FB628.png" xlink:type="simple" xlink:show="embed" xlink:actuate="onLoad" draw:mime-type="image/png">
            <text:p/>
          </draw:image>
        </draw:frame>
        <draw:frame presentation:style-name="pr1" draw:text-style-name="P2" draw:layer="layout" svg:width="3.5cm" svg:height="2.35cm" svg:x="8.5cm" svg:y="3.65cm" presentation:class="title" presentation:user-transformed="true">
          <draw:text-box>
            <text:p text:style-name="P1"><text:span text:style-name="T1">tesis_v2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7" draw:layer="layout" svg:width="26cm" svg:height="10cm" svg:x="1cm" svg:y="3cm" presentation:class="outline" presentation:placeholder="true">
          <draw:text-box/>
        </draw:frame>
        <draw:custom-shape draw:style-name="gr3" draw:text-style-name="P3" draw:layer="layout" svg:width="4cm" svg:height="1cm" svg:x="10.5cm" svg:y="4.5cm">
          <text:p text:style-name="P3">tesis_v1.pdf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6T11:43:37.657874231</meta:creation-date>
    <meta:editing-duration>PT8H28M53S</meta:editing-duration>
    <meta:editing-cycles>2</meta:editing-cycles>
    <meta:generator>LibreOffice/7.3.7.2$Linux_X86_64 LibreOffice_project/30$Build-2</meta:generator>
    <dc:title>Blue Curve</dc:title>
    <dc:date>2025-03-06T21:03:09.930454547</dc:date>
    <meta:document-statistic meta:object-count="58"/>
  </office:meta>
</office:document-meta>
</file>